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rns (muster der sprache – was hat sich als gute Lösung für typishe probleme entwickelt):</text:p>
      <text:p text:style-name="P1"><text:tab/>-<text:span text:style-name="T1">Template Method (inheritance, extension)</text:span></text:p>
      <text:p text:style-name="P2"><text:tab/>-Factory (create objects)</text:p>
      <text:p text:style-name="P2"><text:tab/>-iterator</text:p>
      <text:p text:style-name="P2"><text:tab/>Strategy Pattern:</text:p>
      <text:p text:style-name="P2"><text:tab/><text:tab/>- mehr Objekte vs. Mehr datenstrukturen z.B.?</text:p>
      <text:p text:style-name="P2"><text:tab/><text:tab/>-als strategie</text:p>
      <text:p text:style-name="P2"/>
      <text:p text:style-name="P2">GOF – book</text:p>
      <text:p text:style-name="P2">Folien – Enten – Wichtig – sehr gut</text:p>
      <text:p text:style-name="P2"/>
      <text:p text:style-name="P2">Verschiedene Kategorien:</text:p>
      <text:p text:style-name="P2"><text:tab/>-Creational purpose</text:p>
      <text:p text:style-name="P2"><text:tab/>-Structural purpose</text:p>
      <text:p text:style-name="P2"><text:tab/>-Behavioural purpose</text:p>
      <text:p text:style-name="P2"/>
      <text:p text:style-name="P2">Singleton:</text:p>
      <text:p text:style-name="P2"><text:tab/>-Klasse die nur einmal verwendet werden kann</text:p>
      <text:p text:style-name="P2"><text:tab/>Probleme:</text:p>
      <text:p text:style-name="P2"><text:tab/><text:tab/>Singleton = globale variable</text:p>
      <text:p text:style-name="P2"><text:tab/><text:tab/><text:tab/>Global variables are bad:</text:p>
      <text:p text:style-name="Standard"><text:tab/><text:tab/><text:tab/>Every function has access → difficult to figure out what uses it</text:p>
      <text:p text:style-name="Standard"><text:tab/><text:tab/><text:span text:style-name="T1"><text:tab/>→ pass states between different functions</text:span></text:p>
      <text:p text:style-name="Standard"><text:span text:style-name="T1"><text:tab/><text:tab/><text:tab/>-Globale Var. Verbacuhen mehr Speicher – werden nicht weggeschmissen</text:span></text:p>
      <text:p text:style-name="Standard"><text:span text:style-name="T1"/></text:p>
      <text:p text:style-name="Standard"><text:span text:style-name="T1">Observer Pattern:</text:span></text:p>
      <text:p text:style-name="Standard"><text:span text:style-name="T1"><text:tab/>-^=liste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3:02:02.72</meta:creation-date>
    <dc:date>2014-01-16T12:54:20.47</dc:date>
    <meta:editing-duration>PT1H8M37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23" meta:word-count="100" meta:character-count="716"/>
  </office:meta>
</office:document-meta>
</file>